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fo:padding="0.071cm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>
            <text:p>year</text:p>
          </table:table-cell>
          <table:table-cell office:value-type="string">
            <text:p>sample</text:p>
          </table:table-cell>
          <table:table-cell table:style-name="Default" office:value-type="string">
            <text:p>Length.mm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3">
            <text:p>3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8.5">
            <text:p>8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8">
            <text:p>8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16.9">
            <text:p>16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12.8">
            <text:p>1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11">
            <text:p>11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</table:table-row>
        <table:table-row table:style-name="ro3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9">
            <text:p>9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3.1">
            <text:p>13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">
            <text:p>1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1">
            <text:p>1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">
            <text:p>10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3">
            <text:p>3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">
            <text:p>6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2">
            <text:p>2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4">
            <text:p>4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5">
            <text:p>5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9">
            <text:p>9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.6">
            <text:p>12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3.7">
            <text:p>1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2">
            <text:p>12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11.6">
            <text:p>11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1.3">
            <text:p>11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9">
            <text:p>9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">
            <text:p>6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10.2">
            <text:p>10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9.8">
            <text:p>9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8">
            <text:p>8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3.9">
            <text:p>13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9">
            <text:p>9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5.2">
            <text:p>15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3.2">
            <text:p>13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3">
            <text:p>3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3.1">
            <text:p>13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.1">
            <text:p>10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5.1">
            <text:p>15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3.5">
            <text:p>13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0.6">
            <text:p>10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.2">
            <text:p>11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14">
            <text:p>14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4">
            <text:p>4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11.7">
            <text:p>11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9.8">
            <text:p>9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.6">
            <text:p>6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1.1">
            <text:p>11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3.8">
            <text:p>13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2.4">
            <text:p>12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6">
            <text:p>6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0.7">
            <text:p>10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11.6">
            <text:p>11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9.8">
            <text:p>9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6.8">
            <text:p>6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7">
            <text:p>7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7.6">
            <text:p>7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7">
            <text:p>9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1">
            <text:p>9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0.3">
            <text:p>10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4">
            <text:p>9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1">
            <text:p>11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2.1">
            <text:p>12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0.4">
            <text:p>10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">
            <text:p>8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1">
            <text:p>8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8.2">
            <text:p>8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3">
            <text:p>9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2">
            <text:p>9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4">
            <text:p>6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6.7">
            <text:p>6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7.5">
            <text:p>7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9">
            <text:p>9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">
            <text:p>4,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5.8">
            <text:p>5,8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7">
            <text:p>2,7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float" office:value="2.9">
            <text:p>2,9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4.2">
            <text:p>14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3.4">
            <text:p>13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5.6">
            <text:p>15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9">
            <text:p>9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1.3">
            <text:p>11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7.4">
            <text:p>7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1.4">
            <text:p>11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1.8">
            <text:p>1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7.8">
            <text:p>7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6.2">
            <text:p>6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8.6">
            <text:p>8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.6">
            <text:p>3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7">
            <text:p>7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4.3">
            <text:p>14,3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7.1">
            <text:p>7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6">
            <text:p>6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7.2">
            <text:p>7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1.1">
            <text:p>11,1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14.9">
            <text:p>14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float" office:value="5.5">
            <text:p>5,5</text:p>
          </table:table-cell>
        </table:table-row>
        <table:table-row table:style-name="ro3">
          <table:table-cell office:value-type="float" office:value="2011">
            <text:p>2011</text:p>
          </table:table-cell>
          <table:table-cell office:value-type="float" office:value="8">
            <text:p>8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5.5">
            <text:p>5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5.9">
            <text:p>5,9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office:value-type="float" office:value="7.7">
            <text:p>7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office:value-type="float" office:value="8.7">
            <text:p>8,7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3">
            <text:p>3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5.4">
            <text:p>5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4.8">
            <text:p>4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9">
            <text:p>3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6.1">
            <text:p>6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8.3">
            <text:p>8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4">
            <text:p>4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5.1">
            <text:p>5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4.1">
            <text:p>4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5.2">
            <text:p>5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8.8">
            <text:p>8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2.7">
            <text:p>1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7.3">
            <text:p>7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5.4">
            <text:p>15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2.8">
            <text:p>12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2.3">
            <text:p>1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7">
            <text:p>7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6">
            <text:p>6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3.5">
            <text:p>3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">
            <text:p>2,0</text:p>
          </table:table-cell>
        </table:table-row>
        <table:table-row table:style-name="ro3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5.7">
            <text:p>5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6">
            <text:p>1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4">
            <text:p>2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3">
            <text:p>3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3.3">
            <text:p>3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8">
            <text:p>8</text:p>
          </table:table-cell>
          <table:table-cell office:value-type="float" office:value="1.3">
            <text:p>1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5.6">
            <text:p>5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6.3">
            <text:p>6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2.7">
            <text:p>2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4">
            <text:p>3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7">
            <text:p>4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1">
            <text:p>3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2">
            <text:p>4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7">
            <text:p>3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5">
            <text:p>5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2.2">
            <text:p>2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4">
            <text:p>4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9">
            <text:p>2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4.3">
            <text:p>4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5">
            <text:p>1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7">
            <text:p>1,7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">
            <text:p>2,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1">
            <text:p>2,1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4">
            <text:p>1,4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6">
            <text:p>2,6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1.9">
            <text:p>1,9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office:value-type="float" office:value="10">
            <text:p>10</text:p>
          </table:table-cell>
          <table:table-cell office:value-type="float" office:value="2.2">
            <text:p>2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3-17T22:20:52</meta:creation-date>
    <dc:date>2013-03-17T22:54:38</dc:date>
    <dc:creator>Sophia Nazarova</dc:creator>
    <meta:editing-duration>PT11M9S</meta:editing-duration>
    <meta:editing-cycles>1</meta:editing-cycles>
    <meta:document-statistic meta:table-count="1" meta:cell-count="3531" meta:object-count="0"/>
    <meta:generator>LibreOffice/3.6$Linux_X86_64 LibreOffice_project/360m1$Build-2</meta:generator>
  </office:meta>
</office:document-meta>
</file>